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1.872cm" fo:min-width="2.89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3.15cm" fo:min-width="1.75cm"/>
    </style:style>
    <style:style style:name="gr5" style:family="graphic" style:parent-style-name="standard">
      <style:graphic-properties draw:textarea-horizontal-align="justify" draw:textarea-vertical-align="middle" draw:auto-grow-height="false" fo:min-height="1.85cm" fo:min-width="4.4cm"/>
    </style:style>
    <style:style style:name="gr6" style:family="graphic" style:parent-style-name="standard">
      <style:graphic-properties draw:textarea-horizontal-align="justify" draw:textarea-vertical-align="middle" draw:auto-grow-height="false" fo:min-height="1.802cm" fo:min-width="3.532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044cm" svg:height="0.962cm" svg:x="6.4cm" svg:y="1.6cm">
          <draw:text-box>
            <text:p>Drawshield Gallery State Diagram</text:p>
          </draw:text-box>
        </draw:frame>
        <draw:custom-shape draw:style-name="gr2" draw:text-style-name="P2" xml:id="id1" draw:id="id1" draw:layer="layout" svg:width="4.8cm" svg:height="3cm" svg:x="8.7cm" svg:y="5.5cm">
          <text:p text:style-name="P2">Pend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1cm" svg:y1="3.8cm" svg:x2="11.1cm" svg:y2="5.6cm">
          <text:p/>
        </draw:line>
        <draw:frame draw:style-name="gr1" draw:text-style-name="P1" draw:layer="layout" svg:width="2.403cm" svg:height="0.962cm" svg:x="10.1cm" svg:y="3.1cm">
          <draw:text-box>
            <text:p>Create</text:p>
          </draw:text-box>
        </draw:frame>
        <draw:custom-shape draw:style-name="gr2" draw:text-style-name="P2" xml:id="id3" draw:id="id3" draw:layer="layout" svg:width="4.8cm" svg:height="3cm" svg:x="1.334cm" svg:y="10.748cm">
          <text:p text:style-name="P2">Duplic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4.5cm" svg:height="6.8cm" svg:x="8.8cm" svg:y="10.8cm">
          <text:p text:style-name="P2">Manual<text:line-break/>proces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11.1cm" svg:y1="8.5cm" svg:x2="11.05cm" svg:y2="10.8cm" draw:start-shape="id1" draw:start-glue-point="8" draw:end-shape="id2" svg:d="M11100 8500l-50 2300" svg:viewBox="0 0 51 2301">
          <text:p/>
        </draw:connector>
        <draw:connector draw:style-name="gr3" draw:text-style-name="P3" draw:layer="layout" draw:type="line" svg:x1="8.8cm" svg:y1="14.2cm" svg:x2="6.134cm" svg:y2="12.248cm" draw:start-shape="id2" draw:start-glue-point="5" draw:end-shape="id3" draw:end-glue-point="10" svg:d="M8800 14200l-2666-1952" svg:viewBox="0 0 2667 1953">
          <text:p/>
        </draw:connector>
        <draw:custom-shape draw:style-name="gr2" draw:text-style-name="P2" xml:id="id4" draw:id="id4" draw:layer="layout" svg:width="4.8cm" svg:height="3cm" svg:x="14.8cm" svg:y="12.5cm">
          <text:p text:style-name="P2">Review</text:p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3.3cm" svg:y1="14.2cm" svg:x2="14.8cm" svg:y2="14cm" draw:start-shape="id2" draw:start-glue-point="7" draw:end-shape="id4" draw:end-glue-point="6" svg:d="M13300 14200l1500-200" svg:viewBox="0 0 1501 201">
          <text:p/>
        </draw:connector>
        <draw:custom-shape draw:style-name="gr2" draw:text-style-name="P2" xml:id="id5" draw:id="id5" draw:layer="layout" svg:width="4.8cm" svg:height="3cm" svg:x="1.4cm" svg:y="16.1cm">
          <text:p text:style-name="P2">Rejec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8.8cm" svg:y1="14.2cm" svg:x2="6.2cm" svg:y2="17.6cm" draw:end-shape="id5" draw:end-glue-point="10" svg:d="M8800 14200l-2600 3400" svg:viewBox="0 0 2601 3401">
          <text:p/>
        </draw:connector>
        <draw:connector draw:style-name="gr3" draw:text-style-name="P3" draw:layer="layout" draw:type="line" svg:x1="15.503cm" svg:y1="12.939cm" svg:x2="11.05cm" svg:y2="10.8cm" draw:start-shape="id4" draw:start-glue-point="5" draw:end-shape="id2" draw:end-glue-point="4" svg:d="M15503 12939l-4453-2139" svg:viewBox="0 0 4454 2140">
          <text:p/>
        </draw:connector>
        <draw:custom-shape draw:style-name="gr2" draw:text-style-name="P2" xml:id="id6" draw:id="id6" draw:layer="layout" svg:width="4.8cm" svg:height="3cm" svg:x="14.9cm" svg:y="18.5cm">
          <text:p text:style-name="P2">Other</text:p>
          <text:p text:style-name="P2">(see notes)</text:p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7.2cm" svg:y1="15.5cm" svg:x2="17.3cm" svg:y2="18.5cm" draw:start-shape="id4" draw:start-glue-point="8" draw:end-shape="id6" draw:end-glue-point="4" svg:d="M17200 15500l100 3000" svg:viewBox="0 0 101 3001">
          <text:p/>
        </draw:connector>
        <draw:custom-shape draw:style-name="gr2" draw:text-style-name="P2" xml:id="id7" draw:id="id7" draw:layer="layout" svg:width="4.8cm" svg:height="3cm" svg:x="8.7cm" svg:y="18.7cm">
          <text:p text:style-name="P2">Appro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1.05cm" svg:y1="17.6cm" svg:x2="11.1cm" svg:y2="18.7cm" draw:start-shape="id2" draw:start-glue-point="6" draw:end-shape="id7" svg:d="M11050 17600l50 1100" svg:viewBox="0 0 51 1101">
          <text:p/>
        </draw:connector>
        <draw:custom-shape draw:style-name="gr5" draw:text-style-name="P2" xml:id="id8" draw:id="id8" draw:layer="layout" svg:width="4.9cm" svg:height="2.1cm" svg:x="8.8cm" svg:y="22.4cm">
          <text:p text:style-name="P2">Page<text:line-break/>Generation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.1cm" svg:y1="21.7cm" svg:x2="11.25cm" svg:y2="22.4cm" draw:start-shape="id7" draw:start-glue-point="8" draw:end-shape="id8" svg:d="M11100 21700l150 700" svg:viewBox="0 0 151 701">
          <text:p/>
        </draw:connector>
        <draw:custom-shape draw:style-name="gr6" draw:text-style-name="P2" xml:id="id9" draw:id="id9" draw:layer="layout" svg:width="5.7cm" svg:height="2.9cm" svg:x="8.6cm" svg:y="25.3cm">
          <text:p text:style-name="P2">Publish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1.25cm" svg:y1="24.5cm" svg:x2="11.45cm" svg:y2="25.3cm" draw:start-shape="id8" draw:start-glue-point="2" draw:end-shape="id9" draw:end-glue-point="4" svg:d="M11250 24500l200 800" svg:viewBox="0 0 201 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13:08:53.804351262</meta:creation-date>
    <dc:date>2020-01-15T16:10:39.269491286</dc:date>
    <meta:editing-duration>PT2H51M34S</meta:editing-duration>
    <meta:editing-cycles>3</meta:editing-cycles>
    <meta:generator>LibreOffice/6.0.7.3$Linux_X86_64 LibreOffice_project/00m0$Build-3</meta:generator>
    <meta:document-statistic meta:object-count="21"/>
  </office:meta>
</office:document-meta>
</file>